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3100000220901CB8A4.jpg" manifest:media-type="image/jpeg"/>
  <manifest:file-entry manifest:full-path="Pictures/1000020100000373000000CFA6737352.png" manifest:media-type="image/png"/>
  <manifest:file-entry manifest:full-path="Pictures/100002010000002E0000002E8A06B805.png" manifest:media-type="image/png"/>
  <manifest:file-entry manifest:full-path="Pictures/100002010000012C000000EA6E4A6DA8.png" manifest:media-type="image/png"/>
  <manifest:file-entry manifest:full-path="Pictures/100000000000034A000001B88A006968.jpg" manifest:media-type="image/jpeg"/>
  <manifest:file-entry manifest:full-path="Pictures/1000000000000113000000B74B3B9304.png" manifest:media-type="image/png"/>
  <manifest:file-entry manifest:full-path="Pictures/100002010000089800000205B23144C9.png" manifest:media-type="image/png"/>
  <manifest:file-entry manifest:full-path="Pictures/100000000000003400000034092DD434.jpg" manifest:media-type="image/jpeg"/>
  <manifest:file-entry manifest:full-path="Pictures/100000000000013B000000A09B2C7D81.jpg" manifest:media-type="image/jpeg"/>
  <manifest:file-entry manifest:full-path="Pictures/10000000000002E200000302E1064AAE.jpg" manifest:media-type="image/jpeg"/>
  <manifest:file-entry manifest:full-path="Pictures/1000020100000268000000574A8D0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entury Gothic1" svg:font-family="'Century Gothic'"/>
    <style:font-face style:name="Arial" svg:font-family="Arial" style:font-pitch="variable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.095cm" fo:padding-bottom="0.095cm" fo:padding-left="0.19cm" fo:padding-right="0.19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Default-notes">
      <style:graphic-properties draw:fill-color="#ffffff" fo:min-height="13.365cm"/>
    </style:style>
    <style:style style:name="P1" style:family="paragraph">
      <style:paragraph-properties fo:margin-top="0cm" fo:margin-bottom="0cm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50%" fo:text-align="start"/>
    </style:style>
    <style:style style:name="P4" style:family="paragraph">
      <style:paragraph-properties fo:text-align="start"/>
      <style:text-properties fo:font-size="18pt"/>
    </style:style>
    <style:style style:name="T1" style:family="text">
      <style:text-properties fo:font-variant="normal" fo:text-transform="none" fo:color="#000099" style:text-line-through-style="none" style:text-line-through-type="none" style:font-name="Century Gothic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font-name="Century Gothic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super 58%" style:font-name="Century Gothic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entury Gothic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6cm"/>
        <style:text-properties fo:font-family="StarSymbol" fo:color="#000000" fo:font-size="45%"/>
      </text:list-level-style-bullet>
      <text:list-level-style-bullet text:level="2" text:bullet-char="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min-label-width="0.6cm"/>
        <style:text-properties fo:font-family="StarSymbol" fo:color="#000000" fo:font-size="45%"/>
      </text:list-level-style-bullet>
      <text:list-level-style-bullet text:level="2" text:bullet-char="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l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xml:id="id1" draw:id="id1">
        <office:forms form:automatic-focus="false" form:apply-design-mode="false"/>
        <draw:custom-shape draw:name="CustomShape 1" draw:style-name="gr1" draw:text-style-name="P2" draw:layer="layout" svg:width="18.198cm" svg:height="0.884cm" svg:x="0.212cm" svg:y="0.169cm">
          <text:p text:style-name="P1"><text:span text:style-name="T1">Relationship between Array and Poin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9.612cm" svg:height="9.139cm" svg:x="0.347cm" svg:y="1.482cm">
          <text:list text:style-name="L2">
            <text:list-item>
              <text:p text:style-name="P3"><text:span text:style-name="T2">The declaration</text:span></text:p>
            </text:list-item>
          </text:list>
          <text:list text:style-name="L3">
            <text:list-item>
              <text:list>
                <text:list-header>
                  <text:p text:style-name="P3"><text:span text:style-name="T2">int a[5] = {1, 2, 3, 4, 5};</text:span></text:p>
                </text:list-header>
              </text:list>
            </text:list-item>
          </text:list>
          <text:list text:style-name="L4">
            <text:list-item>
              <text:p text:style-name="P3"><text:span text:style-name="T2">a[i] - refers to the i-th element of the array. </text:span></text:p>
            </text:list-item>
            <text:list-item>
              <text:p text:style-name="P3"><text:span text:style-name="T2">If p is a pointer to an integer, declared as</text:span></text:p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"><text:span text:style-name="T2">int *p;</text:span></text:p>
                          <text:p text:style-name="P3"><text:span text:style-name="T2">Then p = a; [or] p = &amp;a;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list text:style-name="L6">
            <text:list-item>
              <text:p text:style-name="P3"><text:span text:style-name="T2">sets p to point to element zero of a;</text:span></text:p>
            </text:list-item>
            <text:list-item>
              <text:p text:style-name="P3"><text:span text:style-name="T2">p contains the address of a[0]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3" draw:layer="layout" svg:width="19.798cm" svg:height="11.135cm" svg:x="0.6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xml:id="id2" draw:id="id2">
        <office:forms form:automatic-focus="false" form:apply-design-mode="false"/>
        <draw:custom-shape draw:name="CustomShape 1" draw:style-name="gr1" draw:text-style-name="P2" draw:layer="layout" svg:width="18.198cm" svg:height="0.884cm" svg:x="0.212cm" svg:y="0.169cm">
          <text:p text:style-name="P1"><text:span text:style-name="T1">Relationship between Array and Poin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9.612cm" svg:height="9.139cm" svg:x="0.347cm" svg:y="1.482cm">
          <text:list text:style-name="L2">
            <text:list-item>
              <text:p text:style-name="P3"><text:span text:style-name="T2">*p gives the value of 1</text:span><text:span text:style-name="T3">st </text:span><text:span text:style-name="T4">element of array a.</text:span></text:p>
            </text:list-item>
            <text:list-item>
              <text:p text:style-name="P3"><text:span text:style-name="T4">*(p + 1) refers to the contents of a[1].</text:span></text:p>
            </text:list-item>
            <text:list-item>
              <text:p text:style-name="P3"><text:span text:style-name="T4">p + i refers to the address of a[i].</text:span></text:p>
            </text:list-item>
            <text:list-item>
              <text:p text:style-name="P3"><text:span text:style-name="T4">*(p + i) refers to the contents of a[i].</text:span></text:p>
            </text:list-item>
          </text:list>
          <text:p text:style-name="P3"><text:span text:style-name="T4"><text:tab/></text:span><text:span text:style-name="T4">Eg : printf(“%d, %p\n”, *(p + 1), p + i);</text:span></text:p>
          <text:p text:style-name="P3"><text:span text:style-name="T4"><text:tab/></text:span><text:span text:style-name="T4"><text:tab/></text:span><text:span text:style-name="T4">*(p + 1) = 2;</text:span></text:p>
          <text:p text:style-name="P3"><text:span text:style-name="T4"><text:tab/></text:span><text:span text:style-name="T4"><text:tab/></text:span><text:span text:style-name="T4">P + i = gives the address of a[i]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3" draw:layer="layout" svg:width="19.798cm" svg:height="11.135cm" svg:x="0.6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xml:id="id3" draw:id="id3">
        <office:forms form:automatic-focus="false" form:apply-design-mode="false"/>
        <draw:custom-shape draw:name="CustomShape 1" draw:style-name="gr4" draw:text-style-name="P4" draw:layer="layout" svg:width="18.198cm" svg:height="0.884cm" svg:x="0.212cm" svg:y="0.1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9.612cm" svg:height="9.139cm" svg:x="0.347cm" svg:y="1.482cm">
          <text:list text:style-name="L2">
            <text:list-item>
              <text:p text:style-name="P3"><text:span text:style-name="T2">A pointer is a variable, so p=a and pa++ are legal. </text:span></text:p>
            </text:list-item>
          </text:list>
          <text:p text:style-name="P3"><text:span text:style-name="T2"/></text:p>
          <text:list text:continue-numbering="true" text:style-name="L2">
            <text:list-item>
              <text:p text:style-name="P3"><text:span text:style-name="T2">An <text:s/>array name is not a variable; constructions like a=pa and <text:s text:c="2"/>a++ are illegal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3" draw:layer="layout" svg:width="19.798cm" svg:height="11.135cm" svg:x="0.6cm" svg:y="2.257cm" draw:page-number="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entury Gothic1" svg:font-family="'Century Gothic'"/>
    <style:font-face style:name="Arial" svg:font-family="Arial" style:font-pitch="variable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variant="normal" fo:text-transform="none"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fo:font-variant="normal" fo:text-transform="none"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fo:font-variant="normal" fo:text-transform="none"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variant="normal" fo:text-transform="none"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variant="normal" fo:text-transform="none"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variant="normal" fo:text-transform="none"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variant="normal" fo:text-transform="none"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variant="normal" fo:text-transform="none"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variant="normal" fo:text-transform="none"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false" draw:fit-to-size="false" fo:padding-top="0.095cm" fo:padding-bottom="0.095cm" fo:padding-left="0.19cm" fo:padding-right="0.19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false" draw:fit-to-size="false" fo:padding-top="0.095cm" fo:padding-bottom="0.095cm" fo:padding-left="0.19cm" fo:padding-right="0.19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top="0cm" fo:margin-bottom="0cm" fo:line-height="100%"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font-name="Century Gothic1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3" style:family="text">
      <style:text-properties fo:font-variant="normal" fo:text-transform="none" fo:color="#0093dd" style:text-line-through-style="none" style:text-line-through-type="none" style:font-name="Century Gothic1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199cff" style:text-line-through-style="none" style:text-line-through-type="none" style:font-name="Century Gothic1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font-name="Century Gothic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font-name="Century Gothic1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7" style:family="text">
      <style:text-properties fo:font-variant="normal" fo:text-transform="none" fo:color="#383431" style:text-line-through-style="none" style:text-line-through-type="none" style:font-name="Century Gothic1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8" style:family="text">
      <style:text-properties fo:font-variant="normal" fo:text-transform="none" fo:color="#ff8500" style:text-line-through-style="none" style:text-line-through-type="none" style:font-name="Century Gothic1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9" style:family="text">
      <style:text-properties fo:font-variant="normal" fo:text-transform="none" fo:color="#0093dd" style:text-line-through-style="none" style:text-line-through-type="none" style:font-name="Century Gothic1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0" style:family="text">
      <style:text-properties fo:font-variant="normal" fo:text-transform="none" fo:color="#0093dd" style:text-line-through-style="none" style:text-line-through-type="none" style:font-name="Century Gothic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1" style:family="text">
      <style:text-properties fo:font-variant="normal" fo:text-transform="none" fo:color="#0093dd" style:text-line-through-style="none" style:text-line-through-type="none" style:font-name="Century Gothic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3" draw:layer="backgroundobjects" svg:width="20.316cm" svg:height="0.479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3" draw:layer="backgroundobjects" svg:width="2.485cm" svg:height="0.348cm" svg:x="17.474cm" svg:y="11.013cm">
        <draw:image xlink:href="Pictures/1000020100000268000000574A8D0F21.png" xlink:type="simple" xlink:show="embed" xlink:actuate="onLoad">
          <text:p/>
        </draw:image>
      </draw:frame>
      <draw:custom-shape draw:name="CustomShape 2" draw:style-name="Mgr5" draw:text-style-name="MP4" draw:layer="backgroundobjects" svg:width="1.126cm" svg:height="0.422cm" svg:x="-0.125cm" svg:y="10.975cm">
        <text:p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6" draw:text-style-name="MP3" draw:layer="backgroundobjects" svg:x1="0.346cm" svg:y1="1.27cm" svg:x2="16.602cm" svg:y2="1.27cm">
        <text:p/>
      </draw:line>
      <draw:line draw:name="Line 4" draw:style-name="Mgr7" draw:text-style-name="MP3" draw:layer="backgroundobjects" svg:x1="16.671cm" svg:y1="1.27cm" svg:x2="19.973cm" svg:y2="1.27cm">
        <text:p/>
      </draw:line>
      <draw:line draw:name="Line 5" draw:style-name="Mgr7" draw:text-style-name="MP3" draw:layer="backgroundobjects" svg:x1="0.356cm" svg:y1="10.795cm" svg:x2="16.612cm" svg:y2="10.795cm">
        <text:p/>
      </draw:line>
      <draw:line draw:name="Line 6" draw:style-name="Mgr6" draw:text-style-name="MP3" draw:layer="backgroundobjects" svg:x1="16.661cm" svg:y1="10.795cm" svg:x2="19.963cm" svg:y2="10.795cm">
        <text:p/>
      </draw:line>
      <draw:frame draw:name="Picture 8" draw:style-name="Mgr4" draw:text-style-name="MP3" draw:layer="backgroundobjects" svg:width="5.108cm" svg:height="5.33cm" svg:x="1.27cm" svg:y="0cm">
        <draw:image xlink:href="Pictures/10000000000002E200000302E1064AAE.jpg" xlink:type="simple" xlink:show="embed" xlink:actuate="onLoad">
          <text:p/>
        </draw:image>
      </draw:frame>
      <draw:frame draw:name="Picture 6" draw:style-name="Mgr4" draw:text-style-name="MP3" draw:layer="backgroundobjects" svg:width="6.346cm" svg:height="1.488cm" svg:x="13.123cm" svg:y="3.376cm">
        <draw:image xlink:href="Pictures/100002010000089800000205B23144C9.png" xlink:type="simple" xlink:show="embed" xlink:actuate="onLoad">
          <text:p/>
        </draw:image>
      </draw:frame>
      <draw:custom-shape draw:name="CustomShape 7" draw:style-name="Mgr8" draw:text-style-name="MP4" draw:layer="backgroundobjects" svg:width="7.108cm" svg:height="0.377cm" svg:x="6.604cm" svg:y="10.837cm">
        <text:p text:style-name="MP5"><text:span text:style-name="MT2">Copyright © 2015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18.287cm" svg:height="1.907cm" svg:x="1.016cm" svg:y="0.456cm" presentation:class="title" presentation:placeholder="true">
        <draw:text-box/>
      </draw:frame>
      <draw:frame presentation:style-name="Blank_20_Slide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5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3" draw:layer="backgroundobjects" svg:width="20.315cm" svg:height="0.478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3" draw:layer="backgroundobjects" svg:width="2.484cm" svg:height="0.347cm" svg:x="17.474cm" svg:y="11.013cm">
        <draw:image xlink:href="Pictures/1000020100000268000000574A8D0F21.png" xlink:type="simple" xlink:show="embed" xlink:actuate="onLoad">
          <text:p/>
        </draw:image>
      </draw:frame>
      <draw:custom-shape draw:name="CustomShape 2" draw:style-name="Mgr5" draw:text-style-name="MP4" draw:layer="backgroundobjects" svg:width="1.125cm" svg:height="0.421cm" svg:x="-0.125cm" svg:y="10.975cm">
        <text:p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6" draw:text-style-name="MP3" draw:layer="backgroundobjects" svg:x1="0.346cm" svg:y1="1.27cm" svg:x2="16.602cm" svg:y2="1.27cm">
        <text:p/>
      </draw:line>
      <draw:line draw:name="Line 4" draw:style-name="Mgr7" draw:text-style-name="MP3" draw:layer="backgroundobjects" svg:x1="16.671cm" svg:y1="1.27cm" svg:x2="19.973cm" svg:y2="1.27cm">
        <text:p/>
      </draw:line>
      <draw:line draw:name="Line 5" draw:style-name="Mgr7" draw:text-style-name="MP3" draw:layer="backgroundobjects" svg:x1="0.356cm" svg:y1="10.795cm" svg:x2="16.612cm" svg:y2="10.795cm">
        <text:p/>
      </draw:line>
      <draw:line draw:name="Line 6" draw:style-name="Mgr6" draw:text-style-name="MP3" draw:layer="backgroundobjects" svg:x1="16.661cm" svg:y1="10.795cm" svg:x2="19.963cm" svg:y2="10.795cm">
        <text:p/>
      </draw:line>
      <draw:frame presentation:style-name="Default-title" draw:layer="backgroundobjects" svg:width="18.287cm" svg:height="1.907cm" svg:x="1.016cm" svg:y="0.456cm" presentation:class="title" presentation:placeholder="true">
        <draw:text-box/>
      </draw:frame>
      <draw:frame presentation:style-name="Default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5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CustomShape 1" draw:style-name="Mgr3" draw:text-style-name="MP3" draw:layer="backgroundobjects" svg:width="20.315cm" svg:height="0.478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3" draw:layer="backgroundobjects" svg:width="2.484cm" svg:height="0.347cm" svg:x="17.474cm" svg:y="11.013cm">
        <draw:image xlink:href="Pictures/1000020100000268000000574A8D0F21.png" xlink:type="simple" xlink:show="embed" xlink:actuate="onLoad">
          <text:p/>
        </draw:image>
      </draw:frame>
      <draw:custom-shape draw:name="CustomShape 2" draw:style-name="Mgr5" draw:text-style-name="MP4" draw:layer="backgroundobjects" svg:width="1.125cm" svg:height="0.421cm" svg:x="-0.125cm" svg:y="10.975cm">
        <text:p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6" draw:text-style-name="MP3" draw:layer="backgroundobjects" svg:x1="0.346cm" svg:y1="1.27cm" svg:x2="16.602cm" svg:y2="1.27cm">
        <text:p/>
      </draw:line>
      <draw:line draw:name="Line 4" draw:style-name="Mgr7" draw:text-style-name="MP3" draw:layer="backgroundobjects" svg:x1="16.671cm" svg:y1="1.27cm" svg:x2="19.973cm" svg:y2="1.27cm">
        <text:p/>
      </draw:line>
      <draw:line draw:name="Line 5" draw:style-name="Mgr7" draw:text-style-name="MP3" draw:layer="backgroundobjects" svg:x1="0.356cm" svg:y1="10.795cm" svg:x2="16.612cm" svg:y2="10.795cm">
        <text:p/>
      </draw:line>
      <draw:line draw:name="Line 6" draw:style-name="Mgr6" draw:text-style-name="MP3" draw:layer="backgroundobjects" svg:x1="16.661cm" svg:y1="10.795cm" svg:x2="19.963cm" svg:y2="10.795cm">
        <text:p/>
      </draw:line>
      <draw:custom-shape draw:name="CustomShape 7" draw:style-name="Mgr5" draw:text-style-name="MP4" draw:layer="backgroundobjects" svg:width="4.52cm" svg:height="0.421cm" svg:x="7.441cm" svg:y="10.072cm">
        <text:p text:style-name="MP5"><text:span text:style-name="MT3">www.globaledgesoft.com</text:span><text:span text:style-name="MT4">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4" draw:style-name="Mgr4" draw:text-style-name="MP3" draw:layer="backgroundobjects" svg:width="0.758cm" svg:height="0.503cm" svg:x="3.348cm" svg:y="7.46cm">
        <draw:image xlink:href="Pictures/1000000000000113000000B74B3B9304.png" xlink:type="simple" xlink:show="embed" xlink:actuate="onLoad">
          <text:p/>
        </draw:image>
      </draw:frame>
      <draw:custom-shape draw:name="CustomShape 8" draw:style-name="Mgr9" draw:text-style-name="MP4" draw:layer="backgroundobjects" svg:width="5.414cm" svg:height="1.46cm" svg:x="1.02cm" svg:y="8.141cm">
        <text:p text:style-name="MP5"><text:span text:style-name="MT5">Global Village</text:span></text:p>
        <text:p text:style-name="MP5"><text:span text:style-name="MT5">IT SEZ</text:span></text:p>
        <text:p text:style-name="MP5"><text:span text:style-name="MT5">Bangalo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7" draw:style-name="Mgr4" draw:text-style-name="MP3" draw:layer="backgroundobjects" svg:width="0.757cm" svg:height="0.503cm" svg:x="16.214cm" svg:y="7.46cm">
        <draw:image xlink:href="Pictures/1000000000000113000000B74B3B9304.png" xlink:type="simple" xlink:show="embed" xlink:actuate="onLoad">
          <text:p/>
        </draw:image>
      </draw:frame>
      <draw:custom-shape draw:name="CustomShape 9" draw:style-name="Mgr9" draw:text-style-name="MP4" draw:layer="backgroundobjects" svg:width="5.405cm" svg:height="1.46cm" svg:x="13.89cm" svg:y="8.141cm">
        <text:p text:style-name="MP5"><text:span text:style-name="MT5">Raheja Mindspace</text:span></text:p>
        <text:p text:style-name="MP5"><text:span text:style-name="MT5">IT Park</text:span></text:p>
        <text:p text:style-name="MP5"><text:span text:style-name="MT5">Hyderaba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4" draw:style-name="Mgr4" draw:text-style-name="MP3" draw:layer="backgroundobjects" svg:width="0.757cm" svg:height="0.503cm" svg:x="9.783cm" svg:y="7.46cm">
        <draw:image xlink:href="Pictures/100000000000013B000000A09B2C7D81.jpg" xlink:type="simple" xlink:show="embed" xlink:actuate="onLoad">
          <text:p/>
        </draw:image>
      </draw:frame>
      <draw:custom-shape draw:name="CustomShape 10" draw:style-name="Mgr9" draw:text-style-name="MP4" draw:layer="backgroundobjects" svg:width="5.405cm" svg:height="1.46cm" svg:x="7.459cm" svg:y="8.141cm">
        <text:p text:style-name="MP5"><text:span text:style-name="MT5">South Main Street </text:span></text:p>
        <text:p text:style-name="MP5"><text:span text:style-name="MT5">Milpitas</text:span></text:p>
        <text:p text:style-name="MP5"><text:span text:style-name="MT5">Californi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1" draw:style-name="Mgr10" draw:text-style-name="MP4" draw:layer="backgroundobjects" svg:width="13.711cm" svg:height="0.863cm" svg:x="3.302cm" svg:y="0.882cm">
        <text:p text:style-name="MP5"><text:span text:style-name="MT6">Large enough to Deliver</text:span><text:span text:style-name="MT7">,</text:span><text:span text:style-name="MT8"> </text:span><text:span text:style-name="MT9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5" draw:style-name="Mgr11" draw:text-style-name="MP3" draw:layer="backgroundobjects" svg:width="9.714cm" svg:height="3.805cm" svg:x="6.485cm" svg:y="1.99cm">
        <draw:image xlink:href="Pictures/100000000000034A000001B88A006968.jpg" xlink:type="simple" xlink:show="embed" xlink:actuate="onLoad">
          <text:p/>
        </draw:image>
      </draw:frame>
      <draw:frame draw:name="Picture 13" draw:style-name="Mgr4" draw:text-style-name="MP3" draw:layer="backgroundobjects" svg:width="2.6cm" svg:height="1.519cm" svg:x="4.116cm" svg:y="4.403cm">
        <draw:image xlink:href="Pictures/100002010000012C000000EA6E4A6DA8.png" xlink:type="simple" xlink:show="embed" xlink:actuate="onLoad">
          <text:p/>
        </draw:image>
      </draw:frame>
      <draw:frame draw:name="Picture 23" draw:style-name="Mgr4" draw:text-style-name="MP3" draw:layer="backgroundobjects" svg:width="0.524cm" svg:height="0.524cm" svg:x="5.503cm" svg:y="10.021cm">
        <draw:image xlink:href="Pictures/100002010000002E0000002E8A06B805.png" xlink:type="simple" xlink:show="embed" xlink:actuate="onLoad">
          <text:p/>
        </draw:image>
      </draw:frame>
      <draw:frame draw:name="Picture 26" draw:style-name="Mgr4" draw:text-style-name="MP3" draw:layer="backgroundobjects" svg:width="0.59cm" svg:height="0.59cm" svg:x="13.375cm" svg:y="9.988cm">
        <draw:image xlink:href="Pictures/100000000000003400000034092DD434.jpg" xlink:type="simple" xlink:show="embed" xlink:actuate="onLoad">
          <text:p/>
        </draw:image>
      </draw:frame>
      <draw:frame presentation:style-name="Default_20_1-title" draw:layer="backgroundobjects" svg:width="18.287cm" svg:height="1.907cm" svg:x="1.016cm" svg:y="0.456cm" presentation:class="title" presentation:placeholder="true">
        <draw:text-box/>
      </draw:frame>
      <draw:frame presentation:style-name="Default_20_1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5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CustomShape 1" draw:style-name="Mgr3" draw:text-style-name="MP3" draw:layer="backgroundobjects" svg:width="20.315cm" svg:height="0.478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3" draw:layer="backgroundobjects" svg:width="2.484cm" svg:height="0.347cm" svg:x="17.474cm" svg:y="11.013cm">
        <draw:image xlink:href="Pictures/1000020100000268000000574A8D0F21.png" xlink:type="simple" xlink:show="embed" xlink:actuate="onLoad">
          <text:p/>
        </draw:image>
      </draw:frame>
      <draw:custom-shape draw:name="CustomShape 2" draw:style-name="Mgr5" draw:text-style-name="MP4" draw:layer="backgroundobjects" svg:width="1.125cm" svg:height="0.421cm" svg:x="-0.125cm" svg:y="10.975cm">
        <text:p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6" draw:text-style-name="MP3" draw:layer="backgroundobjects" svg:x1="0.346cm" svg:y1="1.27cm" svg:x2="16.602cm" svg:y2="1.27cm">
        <text:p/>
      </draw:line>
      <draw:line draw:name="Line 4" draw:style-name="Mgr7" draw:text-style-name="MP3" draw:layer="backgroundobjects" svg:x1="16.671cm" svg:y1="1.27cm" svg:x2="19.973cm" svg:y2="1.27cm">
        <text:p/>
      </draw:line>
      <draw:line draw:name="Line 5" draw:style-name="Mgr7" draw:text-style-name="MP3" draw:layer="backgroundobjects" svg:x1="0.356cm" svg:y1="10.795cm" svg:x2="16.612cm" svg:y2="10.795cm">
        <text:p/>
      </draw:line>
      <draw:line draw:name="Line 6" draw:style-name="Mgr6" draw:text-style-name="MP3" draw:layer="backgroundobjects" svg:x1="16.661cm" svg:y1="10.795cm" svg:x2="19.963cm" svg:y2="10.795cm">
        <text:p/>
      </draw:line>
      <draw:custom-shape draw:name="CustomShape 7" draw:style-name="Mgr10" draw:text-style-name="MP4" draw:layer="backgroundobjects" svg:width="7.276cm" svg:height="5.255cm" svg:x="12.404cm" svg:y="5.042cm">
        <text:p text:style-name="MP5"><text:span text:style-name="MT10">Fairness</text:span></text:p>
        <text:p text:style-name="MP5"><text:span text:style-name="MT10">Learning</text:span></text:p>
        <text:p text:style-name="MP5"><text:span text:style-name="MT10">Responsibility</text:span></text:p>
        <text:p text:style-name="MP5"><text:span text:style-name="MT10">Innovation</text:span></text:p>
        <text:p text:style-name="MP5"><text:span text:style-name="MT10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12" draw:text-style-name="MP4" draw:layer="backgroundobjects" svg:width="16.082cm" svg:height="1.034cm" svg:x="0cm" svg:y="3.175cm">
        <text:p text:style-name="MP5"><text:span text:style-name="MT11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3" draw:layer="backgroundobjects" svg:width="6.112cm" svg:height="1.429cm" svg:x="12.986cm" svg:y="0.894cm">
        <draw:image xlink:href="Pictures/1000020100000373000000CFA6737352.png" xlink:type="simple" xlink:show="embed" xlink:actuate="onLoad">
          <text:p/>
        </draw:image>
      </draw:frame>
      <draw:frame draw:name="Picture 9" draw:style-name="Mgr4" draw:text-style-name="MP3" draw:layer="backgroundobjects" svg:width="6.472cm" svg:height="6.271cm" svg:x="4.805cm" svg:y="4.731cm">
        <draw:image xlink:href="Pictures/100000000000023100000220901CB8A4.jpg" xlink:type="simple" xlink:show="embed" xlink:actuate="onLoad">
          <text:p/>
        </draw:image>
      </draw:frame>
      <draw:frame presentation:style-name="Default_20_2-title" draw:layer="backgroundobjects" svg:width="18.287cm" svg:height="1.907cm" svg:x="1.016cm" svg:y="0.456cm" presentation:class="title" presentation:placeholder="true">
        <draw:text-box/>
      </draw:frame>
      <draw:frame presentation:style-name="Default_20_2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Default_20_2-title" draw:layer="backgroundobjects" svg:width="19.798cm" svg:height="11.135cm" svg:x="0.6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2-08T09:03:33.504912093</dc:date>
    <meta:generator>LibreOffice/4.2.4.2$Linux_x86 LibreOffice_project/420m0$Build-2</meta:generator>
    <meta:editing-duration>PT5M52S</meta:editing-duration>
    <meta:editing-cycles>14</meta:editing-cycles>
    <meta:document-statistic meta:object-count="101"/>
  </office:meta>
</office:document-meta>
</file>